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 style:list-style-name="List_20_1"/>
    <style:style style:name="P3" style:family="paragraph" style:parent-style-name="Standard" style:list-style-name="List_20_1">
      <style:text-properties officeooo:paragraph-rsid="00006691"/>
    </style:style>
    <style:style style:name="P4" style:family="paragraph" style:parent-style-name="Standard" style:list-style-name="List_20_1">
      <style:text-properties officeooo:rsid="00006691" officeooo:paragraph-rsid="00006691"/>
    </style:style>
    <style:style style:name="P5" style:family="paragraph" style:parent-style-name="Standard" style:list-style-name="List_20_1">
      <style:text-properties officeooo:rsid="003cbf94" officeooo:paragraph-rsid="003cbf94"/>
    </style:style>
    <style:style style:name="P6" style:family="paragraph" style:parent-style-name="Standard">
      <style:text-properties fo:language="en" fo:country="US" officeooo:rsid="002c499d" officeooo:paragraph-rsid="002c499d"/>
    </style:style>
    <style:style style:name="P7" style:family="paragraph" style:parent-style-name="Standard" style:list-style-name="List_20_1">
      <style:text-properties fo:language="en" fo:country="US" officeooo:rsid="00006691" officeooo:paragraph-rsid="00006691"/>
    </style:style>
    <style:style style:name="P8" style:family="paragraph" style:parent-style-name="Standard" style:list-style-name="List_20_1">
      <style:text-properties fo:language="en" fo:country="US" officeooo:rsid="002f6194" officeooo:paragraph-rsid="002f6194"/>
    </style:style>
    <style:style style:name="P9" style:family="paragraph" style:parent-style-name="Standard" style:list-style-name="List_20_1">
      <style:text-properties fo:language="en" fo:country="US" officeooo:rsid="00346761" officeooo:paragraph-rsid="00346761"/>
    </style:style>
    <style:style style:name="P10" style:family="paragraph" style:parent-style-name="Text_20_body" style:list-style-name="List_20_1">
      <style:text-properties officeooo:rsid="003cbf94" officeooo:paragraph-rsid="003cbf94"/>
    </style:style>
    <style:style style:name="P11" style:family="paragraph" style:parent-style-name="Text_20_body">
      <style:text-properties fo:language="en" fo:country="US" officeooo:rsid="0036b9db" officeooo:paragraph-rsid="0036b9db"/>
    </style:style>
    <style:style style:name="P12" style:family="paragraph" style:parent-style-name="Text_20_body">
      <style:text-properties fo:language="en" fo:country="US" officeooo:rsid="00381349" officeooo:paragraph-rsid="00381349"/>
    </style:style>
    <style:style style:name="P13" style:family="paragraph" style:list-style-name="List_20_1"/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text-properties fo:language="en" fo:country="US" officeooo:rsid="0036b9db" officeooo:paragraph-rsid="0036b9db"/>
    </style:style>
    <style:style style:name="P16" style:family="paragraph" style:parent-style-name="Heading_20_2">
      <style:text-properties fo:language="en" fo:country="US" officeooo:rsid="003c3480" officeooo:paragraph-rsid="003c3480"/>
    </style:style>
    <style:style style:name="P17" style:family="paragraph" style:parent-style-name="Heading_20_1">
      <style:text-properties fo:language="en" fo:country="US" officeooo:rsid="002c1f72" officeooo:paragraph-rsid="002c1f72"/>
    </style:style>
    <style:style style:name="T1" style:family="text">
      <style:text-properties officeooo:rsid="00006691"/>
    </style:style>
    <style:style style:name="T2" style:family="text">
      <style:text-properties officeooo:rsid="002d4b96"/>
    </style:style>
    <style:style style:name="T3" style:family="text">
      <style:text-properties officeooo:rsid="0030a209"/>
    </style:style>
    <style:style style:name="T4" style:family="text">
      <style:text-properties officeooo:rsid="0031c31b"/>
    </style:style>
    <style:style style:name="T5" style:family="text">
      <style:text-properties officeooo:rsid="0039308e"/>
    </style:style>
    <style:style style:name="T6" style:family="text">
      <style:text-properties officeooo:rsid="003ac4a9"/>
    </style:style>
    <style:style style:name="T7" style:family="text">
      <style:text-properties officeooo:rsid="003e02ce"/>
    </style:style>
    <style:style style:name="T8" style:family="text">
      <style:text-properties officeooo:rsid="003ec87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d4b96"/>
    </style:style>
    <style:style style:name="T11" style:family="text">
      <style:text-properties fo:language="en" fo:country="US" officeooo:rsid="00006691"/>
    </style:style>
    <style:style style:name="T12" style:family="text">
      <style:text-properties officeooo:rsid="00426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dtToMd</text:h>
      <text:p text:style-name="P6">ODT (OpenDocument Text) to MD (Markdown) converter.</text:p>
      <text:p text:style-name="P1"><text:span text:style-name="Bold"><text:span text:style-name="T9">License:</text:span></text:span><text:span text:style-name="T9"> Public domain. Use at your own risk. There is absolutely no warranty of any kind.</text:span></text:p>
      <text:h text:style-name="P14" text:outline-level="2">Build</text:h>
      <text:list xml:id="list8980826307332498490" text:style-name="List_20_1">
        <text:list-item>
          <text:p text:style-name="P4"><text:span text:style-name="Bold"><text:span text:style-name="T9">implementation language:</text:span></text:span><text:span text:style-name="T9"> </text:span><text:span text:style-name="T10">C, </text:span><text:span text:style-name="T9">C++11</text:span></text:p>
        </text:list-item>
        <text:list-item>
          <text:p text:style-name="P4"><text:span text:style-name="Bold"><text:span text:style-name="T9">platform:</text:span></text:span><text:span text:style-name="T9"> independent</text:span></text:p>
        </text:list-item>
        <text:list-item>
          <text:p text:style-name="P3"><text:span text:style-name="Bold"><text:span text:style-name="T11">latest source code:</text:span></text:span><text:span text:style-name="T11"> </text:span><text:a xlink:type="simple" xlink:href="https://github.com/milan11/odttomd">https://github.com/milan11/odttomd</text:a></text:p>
        </text:list-item>
        <text:list-item>
          <text:p text:style-name="P4"><text:span text:style-name="Bold"><text:span text:style-name="T9">source code distribution:</text:span></text:span><text:span text:style-name="T9"> as CMake project</text:span></text:p>
        </text:list-item>
        <text:list-item>
          <text:p text:style-name="P4"><text:span text:style-name="Bold"><text:span text:style-name="T9">build dependencies:</text:span></text:span></text:p>
          <text:list>
            <text:list-item>
              <text:p text:style-name="P7">boost</text:p>
            </text:list-item>
            <text:list-item>
              <text:p text:style-name="P8">expat</text:p>
            </text:list-item>
            <text:list-item>
              <text:p text:style-name="P8">libzip</text:p>
            </text:list-item>
          </text:list>
        </text:list-item>
        <text:list-item>
          <text:p text:style-name="P4"><text:span text:style-name="Bold"><text:span text:style-name="T9">build steps:</text:span></text:span></text:p>
          <text:list>
            <text:list-item>
              <text:p text:style-name="P7">git clone git@github.com:milan11/<text:span text:style-name="T3">odttomd</text:span>.git</text:p>
            </text:list-item>
            <text:list-item>
              <text:p text:style-name="P7">cd <text:span text:style-name="T4">odttomd</text:span></text:p>
            </text:list-item>
            <text:list-item>
              <text:p text:style-name="P7">cmake</text:p>
            </text:list-item>
            <text:list-item>
              <text:p text:style-name="P7">make</text:p>
            </text:list-item>
          </text:list>
        </text:list-item>
        <text:list-item>
          <text:p text:style-name="P4"><text:span text:style-name="Bold"><text:span text:style-name="T9">possible CMake arguments:</text:span></text:span></text:p>
          <text:list>
            <text:list-item>
              <text:p text:style-name="P4"><text:span text:style-name="Bold"><text:span text:style-name="T9">debug build:</text:span></text:span><text:span text:style-name="T9"> -DCMAKE_BUILD_TYPE=Debug</text:span></text:p>
            </text:list-item>
            <text:list-item>
              <text:p text:style-name="P4"><text:span text:style-name="Bold"><text:span text:style-name="T9">force using gcc compiler:</text:span></text:span><text:span text:style-name="T9"> -DCMAKE_CXX_COMPILER=g++</text:span></text:p>
            </text:list-item>
            <text:list-item>
              <text:p text:style-name="P4"><text:span text:style-name="Bold"><text:span text:style-name="T9">force using clang compiler:</text:span></text:span><text:span text:style-name="T9"> -DCMAKE_CXX_COMPILER=clang++</text:span></text:p>
            </text:list-item>
          </text:list>
        </text:list-item>
      </text:list>
      <text:h text:style-name="P14" text:outline-level="2">Supported Environment</text:h>
      <text:list xml:id="list133910410841271" text:continue-numbering="true" text:style-name="List_20_1">
        <text:list-item>
          <text:p text:style-name="P3"><text:span text:style-name="Bold"><text:span text:style-name="T11">OS:</text:span></text:span><text:span text:style-name="T11"> Linux tested only (but should be multiplatform)</text:span></text:p>
        </text:list-item>
        <text:list-item>
          <text:p text:style-name="P2"><text:span text:style-name="Bold"><text:span text:style-name="T9">needs these libraries (is dynamically linked with):</text:span></text:span></text:p>
          <text:list>
            <text:list-item>
              <text:p text:style-name="P9">expat, libzip</text:p>
            </text:list-item>
          </text:list>
        </text:list-item>
      </text:list>
      <text:h text:style-name="P15" text:outline-level="2">Usage</text:h>
      <text:p text:style-name="P11">odttomd odt_file &gt; md_file</text:p>
      <text:p text:style-name="P11">Non-zero exit status means a fatal error (invalid format, <text:span text:style-name="T12">read</text:span> / <text:span text:style-name="T12">write</text:span> error).</text:p>
      <text:p text:style-name="P12">Unsupported data of the input odt_file <text:span text:style-name="T7">is</text:span> reported as <text:span text:style-name="T8">a </text:span>warning to <text:span text:style-name="T5">standard </text:span>error output <text:span text:style-name="T6">(and some defaults are used instead) – this does not change the exit status.</text:span></text:p>
      <text:h text:style-name="P16" text:outline-level="2">Examples</text:h>
      <text:list xml:id="list133911598293465" text:continue-numbering="true" text:style-name="List_20_1">
        <text:list-item>
          <text:p><text:span text:style-name="T9">the </text:span><text:span text:style-name="Bold"><text:span text:style-name="T9">examples directory</text:span></text:span><text:span text:style-name="T9"> contains MD files and their corresponding original ODT files</text:span></text:p>
        </text:list-item>
        <text:list-item>
          <text:p text:style-name="P10"><text:span text:style-name="T9">these </text:span><text:span text:style-name="Bold"><text:span text:style-name="T9">repositories</text:span></text:span><text:span text:style-name="T9"> have their README.MD files converted from README.ODT files:</text:span></text:p>
          <text:list>
            <text:list-item>
              <text:p text:style-name="P5"><text:a xlink:type="simple" xlink:href="https://github.com/milan11/odttomd">https://github.com/milan11/odttomd</text:a><text:span text:style-name="T11"> </text:span><text:span text:style-name="T9">(this repository)</text:span></text:p>
            </text:list-item>
            <text:list-item>
              <text:p text:style-name="P5"><text:a xlink:type="simple" xlink:href="https://github.com/milan11/repodbsync"><text:span text:style-name="T11">https://github.com/milan11/</text:span></text:a><text:a xlink:type="simple" xlink:href="https://github.com/milan11/repodbsync"><text:span text:style-name="T9">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09-20T13:39:09.944754377</dc:date>
    <meta:editing-duration>PT29M18S</meta:editing-duration>
    <meta:editing-cycles>66</meta:editing-cycles>
    <meta:generator>LibreOffice/4.2.6.3$Linux_X86_64 LibreOffice_project/420m0$Build-3</meta:generator>
    <meta:document-statistic meta:table-count="0" meta:image-count="0" meta:object-count="0" meta:page-count="1" meta:paragraph-count="34" meta:word-count="187" meta:character-count="1273" meta:non-whitespace-character-count="1143"/>
  </office:meta>
</office:document-meta>
</file>